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officeooo:rsid="0007d4a3" officeooo:paragraph-rsid="0007d4a3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officeooo:rsid="0005ca78"/>
    </style:style>
    <style:style style:name="T4" style:family="text">
      <style:text-properties fo:language="en" fo:country="US" officeooo:rsid="00078a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text:tab/><text:tab/><text:tab/></text:span><text:span text:style-name="T2">Test Document</text:span></text:p>
      <text:p text:style-name="P3"><text:span text:style-name="T4">E</text:span><text:span text:style-name="T1">mpty Doc without param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de" fo:country="DE" style:font-name-asian="DejaVu Sans" style:font-family-asian="'DejaVu Sans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6T16:51:00</meta:creation-date>
    <meta:initial-creator>frankber</meta:initial-creator>
    <dc:date>2014-05-30T10:40:55.484956941</dc:date>
    <meta:editing-cycles>6</meta:editing-cycles>
    <meta:editing-duration>P0D</meta:editing-duration>
    <meta:generator>LibreOffice/4.2.4.2$Linux_X86_64 LibreOffice_project/420m0$Build-2</meta:generator>
    <meta:document-statistic meta:table-count="0" meta:image-count="0" meta:object-count="0" meta:page-count="1" meta:paragraph-count="2" meta:word-count="6" meta:character-count="42" meta:non-whitespace-character-count="34"/>
    <meta:template xlink:type="simple" xlink:actuate="onRequest" xlink:title="Normal.dotm" xlink:href=""/>
  </office:meta>
</office:document-meta>
</file>